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language="de" fo:country="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w Swabia </text:p>
      <text:p text:style-name="Standard"/>
      <text:p text:style-name="Standard"><text:tab/>German shark monster: <text:bookmark text:name="tw-target-text"/><text:span text:style-name="T1">Schiffsjäger – (Ship Stalker)</text:span></text:p>
      <text:p text:style-name="Standard"/>
      <text:p text:style-name="Standard"><text:tab/>South Africa – meet the team </text:p>
      <text:p text:style-name="Standard"/>
      <text:p text:style-name="Standard"><text:tab/>sword of Alexander / Scepter of Anubis </text:p>
      <text:p text:style-name="Standard"/>
      <text:p text:style-name="Standard"><text:tab/></text:p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22:16:44</meta:creation-date>
    <meta:editing-duration>PT5M5S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1" meta:paragraph-count="6" meta:word-count="22" meta:character-count="135"/>
    <dc:date>2016-12-19T22:21:27</dc:date>
  </office:meta>
</office:document-meta>
</file>